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UIAL" svg:font-family="aRUIAL"/>
    <style:font-face style:name="aRial" svg:font-family="aRial" style:font-family-generic="swiss"/>
    <style:font-face style:name="aRial\" svg:font-family="aRial\" style:font-family-generic="swiss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9.4cm" table:align="left"/>
    </style:style>
    <style:style style:name="Tabela1.A" style:family="table-column">
      <style:table-column-properties style:column-width="1.602cm"/>
    </style:style>
    <style:style style:name="Tabela1.B" style:family="table-column">
      <style:table-column-properties style:column-width="7.798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8.957cm" table:align="left"/>
    </style:style>
    <style:style style:name="Tabela2.A" style:family="table-column">
      <style:table-column-properties style:column-width="2.24cm"/>
    </style:style>
    <style:style style:name="Tabela2.B" style:family="table-column">
      <style:table-column-properties style:column-width="6.717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15.552cm" table:align="left"/>
    </style:style>
    <style:style style:name="Tabela3.A" style:family="table-column">
      <style:table-column-properties style:column-width="4.655cm"/>
    </style:style>
    <style:style style:name="Tabela3.B" style:family="table-column">
      <style:table-column-properties style:column-width="10.897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14.614cm" table:align="left"/>
    </style:style>
    <style:style style:name="Tabela4.A" style:family="table-column">
      <style:table-column-properties style:column-width="4.699cm"/>
    </style:style>
    <style:style style:name="Tabela4.B" style:family="table-column">
      <style:table-column-properties style:column-width="9.915cm"/>
    </style:style>
    <style:style style:name="Tabela4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#ffff00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4" style:family="paragraph" style:parent-style-name="Heading_20_2">
      <style:paragraph-properties fo:margin-left="0.423cm" fo:margin-right="0cm" fo:line-height="150%" fo:orphans="2" fo:widows="2" fo:text-indent="0cm" style:auto-text-indent="false"/>
    </style:style>
    <style:style style:name="P5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6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officeooo:paragraph-rsid="00502dc9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02eeb" officeooo:paragraph-rsid="00502eeb" style:font-size-asian="12pt" style:font-size-complex="12pt"/>
    </style:style>
    <style:style style:name="P9" style:family="paragraph" style:parent-style-name="Heading_20_3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07c4e"/>
    </style:style>
    <style:style style:name="P10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11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12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Horizontal_20_Line">
      <style:text-properties style:use-window-font-color="true" loext:opacity="0%" style:font-name="arial"/>
    </style:style>
    <style:style style:name="P14" style:family="paragraph" style:parent-style-name="Horizontal_20_Line">
      <style:text-properties style:use-window-font-color="true" loext:opacity="0%" style:font-name="arial" fo:font-size="12pt" style:font-size-asian="12pt" style:font-size-complex="12pt"/>
    </style:style>
    <style:style style:name="P15" style:family="paragraph" style:parent-style-name="Horizontal_20_Line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16" style:family="paragraph" style:parent-style-name="Preformatted_20_Text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 style:list-style-name="L11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Preformatted_20_Text" style:list-style-name="L11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style:use-window-font-color="true" loext:opacity="0%" style:font-name="arial" fo:font-size="12pt" fo:letter-spacing="normal" style:font-size-asian="12pt" style:font-size-complex="12pt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use-window-font-color="true" loext:opacity="0%" style:font-name="arial" fo:font-size="12pt" style:font-size-asian="12pt" style:font-size-complex="12pt"/>
    </style:style>
    <style:style style:name="P20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style:use-window-font-color="true" loext:opacity="0%" style:font-name="arial" fo:font-size="12pt" style:font-size-asian="12pt" style:font-size-complex="12pt"/>
    </style:style>
    <style:style style:name="P21" style:family="paragraph" style:parent-style-name="Table_20_Contents">
      <style:paragraph-properties fo:line-height="172%"/>
    </style:style>
    <style:style style:name="P22" style:family="paragraph" style:parent-style-name="Table_20_Contents">
      <style:paragraph-properties fo:line-height="172%" fo:text-align="justify" style:justify-single-word="false"/>
    </style:style>
    <style:style style:name="P23" style:family="paragraph" style:parent-style-name="Table_20_Contents">
      <style:paragraph-properties fo:line-height="172%"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24" style:family="paragraph" style:parent-style-name="Table_20_Heading">
      <style:paragraph-properties fo:line-height="172%" fo:text-align="start" style:justify-single-word="false"/>
    </style:style>
    <style:style style:name="P25" style:family="paragraph" style:parent-style-name="Table_20_Heading">
      <style:paragraph-properties fo:line-height="172%" fo:text-align="justify" style:justify-single-word="false"/>
    </style:style>
    <style:style style:name="P26" style:family="paragraph" style:parent-style-name="Table_20_Heading">
      <style:paragraph-properties fo:line-height="172%" fo:text-align="justify" style:justify-single-word="false"/>
      <style:text-properties style:use-window-font-color="true" loext:opacity="0%" style:font-name="arial" fo:font-size="12pt" fo:font-weight="bold" style:font-size-asian="12pt" style:font-size-complex="12pt"/>
    </style:style>
    <style:style style:name="P27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#ffff00" style:font-size-asian="12pt" style:font-size-complex="12pt"/>
    </style:style>
    <style:style style:name="P28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26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3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11">
      <style:paragraph-properties fo:margin-left="0.212cm" fo:margin-right="0cm" fo:margin-top="0cm" fo:margin-bottom="0cm" style:contextual-spacing="false" style:line-height-at-least="0.476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34" style:family="paragraph" style:parent-style-name="Text_20_body" style:list-style-name="L11">
      <style:paragraph-properties fo:margin-left="0.212cm" fo:margin-right="0cm" fo:margin-top="0.106cm" fo:margin-bottom="0.247cm" style:contextual-spacing="false" style:line-height-at-least="0.476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35" style:family="paragraph" style:parent-style-name="Text_20_body" style:list-style-name="L11">
      <style:paragraph-properties fo:margin-left="0cm" fo:margin-right="0.106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36" style:family="paragraph" style:parent-style-name="Text_20_body" style:list-style-name="L11">
      <style:paragraph-properties fo:margin-left="0cm" fo:margin-right="0.106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37" style:family="paragraph" style:parent-style-name="Text_20_body" style:list-style-name="L11">
      <style:paragraph-properties fo:margin-left="0cm" fo:margin-right="0.106cm" fo:margin-top="0.106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38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2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#ffff00" style:font-size-asian="12pt" style:font-size-complex="12pt"/>
    </style:style>
    <style:style style:name="P45" style:family="paragraph" style:parent-style-name="Text_20_body" style:list-style-name="L5">
      <style:paragraph-properties fo:text-align="justify" style:justify-single-word="false"/>
      <style:text-properties style:use-window-font-color="true" loext:opacity="0%" style:font-name="arial" fo:font-size="12pt" fo:background-color="#ffff00" style:font-size-asian="12pt" style:font-size-complex="12pt"/>
    </style:style>
    <style:style style:name="P46" style:family="paragraph" style:parent-style-name="Text_20_body">
      <style:text-properties style:use-window-font-color="true" loext:opacity="0%" style:font-name="arial" fo:font-size="12pt" style:font-size-asian="12pt" style:font-size-complex="12pt"/>
    </style:style>
    <style:style style:name="P47" style:family="paragraph" style:parent-style-name="Text_20_body">
      <style:paragraph-properties fo:margin-left="0.212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style:use-window-font-color="true" loext:opacity="0%" style:font-name="arial" fo:font-size="12pt" style:font-size-asian="12pt" style:font-size-complex="12pt" loext:padding="0cm" loext:border="none"/>
    </style:style>
    <style:style style:name="P48" style:family="paragraph" style:parent-style-name="Text_20_body">
      <style:paragraph-properties fo:margin-left="0cm" fo:margin-right="0.106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arial" fo:font-size="12pt" style:font-size-asian="12pt" style:font-size-complex="12pt" loext:padding="0cm" loext:border="none"/>
    </style:style>
    <style:style style:name="P49" style:family="paragraph" style:parent-style-name="Text_20_body">
      <style:paragraph-properties fo:margin-left="0cm" fo:margin-right="0.106cm" fo:text-align="justify" style:justify-single-word="false" fo:text-indent="0cm" style:auto-text-indent="false"/>
      <style:text-properties style:use-window-font-color="true" loext:opacity="0%" style:font-name="arial" fo:font-size="12pt" style:font-size-asian="12pt" style:font-size-complex="12pt" loext:padding="0cm" loext:border="none"/>
    </style:style>
    <style:style style:name="P5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502eeb" officeooo:paragraph-rsid="00502eeb" style:font-size-asian="12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use-window-font-color="true" loext:opacity="0%" style:font-name="arial" officeooo:rsid="00502eeb" officeooo:paragraph-rsid="00502eeb"/>
    </style:style>
    <style:style style:name="P53" style:family="paragraph" style:parent-style-name="Text_20_body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54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style:font-name="arial" fo:font-size="12pt" fo:background-color="#ffff00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arial" fo:font-size="12pt" fo:font-weight="bold" fo:background-color="#ffff00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57" style:family="paragraph" style:parent-style-name="Text_20_body">
      <style:paragraph-properties fo:text-align="justify" style:justify-single-word="false"/>
    </style:style>
    <style:style style:name="P58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59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0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1" style:family="paragraph" style:parent-style-name="Text_20_body" style:list-style-name="L1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2" style:family="paragraph" style:parent-style-name="Text_20_body" style:list-style-name="L11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63" style:family="paragraph" style:parent-style-name="Text_20_body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4" style:family="paragraph" style:parent-style-name="Text_20_body" style:list-style-name="L1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5" style:family="paragraph" style:parent-style-name="Text_20_body" style:list-style-name="L1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6" style:family="paragraph" style:parent-style-name="Text_20_body" style:list-style-name="L1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7" style:family="paragraph" style:parent-style-name="Text_20_body" style:list-style-name="L1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8" style:family="paragraph" style:parent-style-name="Text_20_body" style:list-style-name="L1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9" style:family="paragraph" style:parent-style-name="Text_20_body" style:list-style-name="L16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70" style:family="paragraph" style:parent-style-name="Text_20_body" style:list-style-name="L1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1" style:family="paragraph" style:parent-style-name="Text_20_body" style:list-style-name="L17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72" style:family="paragraph" style:parent-style-name="Text_20_body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3" style:family="paragraph" style:parent-style-name="Text_20_body" style:list-style-name="L1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4" style:family="paragraph" style:parent-style-name="Text_20_body" style:list-style-name="L2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5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76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7" style:family="paragraph" style:parent-style-name="Text_20_body" style:list-style-name="L27">
      <style:paragraph-properties fo:margin-top="0cm" fo:margin-bottom="0cm" style:contextual-spacing="false" fo:orphans="2" fo:widows="2"/>
      <style:text-properties officeooo:paragraph-rsid="00502dc9"/>
    </style:style>
    <style:style style:name="P78" style:family="paragraph" style:parent-style-name="Text_20_body" style:list-style-name="L28">
      <style:paragraph-properties fo:margin-top="0cm" fo:margin-bottom="0cm" style:contextual-spacing="false" fo:orphans="2" fo:widows="2"/>
      <style:text-properties officeooo:paragraph-rsid="00502dc9"/>
    </style:style>
    <style:style style:name="P79" style:family="paragraph" style:parent-style-name="Text_20_body" style:list-style-name="L29">
      <style:paragraph-properties fo:margin-top="0cm" fo:margin-bottom="0cm" style:contextual-spacing="false" fo:orphans="2" fo:widows="2"/>
      <style:text-properties officeooo:paragraph-rsid="00502dc9"/>
    </style:style>
    <style:style style:name="P80" style:family="paragraph" style:parent-style-name="Text_20_body" style:list-style-name="L30">
      <style:paragraph-properties fo:margin-top="0cm" fo:margin-bottom="0cm" style:contextual-spacing="false" fo:orphans="2" fo:widows="2"/>
      <style:text-properties officeooo:paragraph-rsid="00502dc9"/>
    </style:style>
    <style:style style:name="P81" style:family="paragraph" style:parent-style-name="Text_20_body" style:list-style-name="L31">
      <style:paragraph-properties fo:margin-top="0cm" fo:margin-bottom="0cm" style:contextual-spacing="false" fo:orphans="2" fo:widows="2"/>
    </style:style>
    <style:style style:name="P82" style:family="paragraph" style:parent-style-name="Text_20_body" style:list-style-name="L3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83" style:family="paragraph" style:parent-style-name="Text_20_body" style:list-style-name="L3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4" style:family="paragraph" style:parent-style-name="Text_20_body" style:list-style-name="L3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5" style:family="paragraph" style:parent-style-name="Text_20_body" style:list-style-name="L3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6" style:family="paragraph" style:parent-style-name="Text_20_body" style:list-style-name="L3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7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#ffff00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loext:opacity="0%" style:font-name="var ds-font-family-code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DeepSeek-CJK-patch" fo:letter-spacing="normal" fo:font-style="normal" fo:font-weight="normal"/>
    </style:style>
    <style:style style:name="T8" style:family="text">
      <style:text-properties fo:font-variant="normal" fo:text-transform="none" style:use-window-font-color="true" loext:opacity="0%" fo:font-size="12pt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loext:opacity="0%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12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font-name="arial" fo:letter-spacing="normal" fo:font-style="normal" fo:font-weight="normal"/>
    </style:style>
    <style:style style:name="T14" style:family="text">
      <style:text-properties fo:font-variant="normal" fo:text-transform="none" style:use-window-font-color="true" loext:opacity="0%" style:font-name="arial" fo:letter-spacing="normal" fo:font-style="normal" fo:font-weight="normal" loext:padding="0cm" loext:border="none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dc9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dc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502dc9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loext:opacity="0%" style:font-name="arial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style:use-window-font-color="true" loext:opacity="0%" style:font-name="arial" fo:font-size="12pt" fo:letter-spacing="normal" fo:font-style="normal" officeooo:rsid="00502dc9" style:font-size-asian="12pt" style:font-size-complex="12pt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30" style:family="text">
      <style:text-properties fo:font-variant="normal" fo:text-transform="none" fo:color="#f8faff" loext:opacity="100%" style:font-name="DeepSeek-CJK-patch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32" style:family="text">
      <style:text-properties fo:font-variant="normal" fo:text-transform="none" fo:color="#f8faff" loext:opacity="100%" style:font-name="var ds-font-family-code" fo:font-size="12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f8faff" loext:opacity="100%" fo:font-size="12pt" fo:letter-spacing="normal" fo:font-style="normal" fo:font-weight="normal"/>
    </style:style>
    <style:style style:name="T34" style:family="text">
      <style:text-properties fo:font-variant="normal" fo:text-transform="none" fo:color="#f8faff" loext:opacity="100%" fo:font-size="12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f8faff" loext:opacity="100%" fo:letter-spacing="normal" fo:font-style="normal" fo:font-weight="normal"/>
    </style:style>
    <style:style style:name="T36" style:family="text">
      <style:text-properties fo:font-variant="normal" fo:text-transform="none" fo:color="#f8faff" loext:opacity="100%" style:font-name="arial" fo:letter-spacing="normal" fo:font-style="normal" fo:font-weight="normal"/>
    </style:style>
    <style:style style:name="T37" style:family="text">
      <style:text-properties fo:font-variant="normal" fo:text-transform="none" fo:color="#f8faff" loext:opacity="100%" style:font-name="arial" fo:font-size="12pt" fo:letter-spacing="normal" fo:font-style="normal" fo:font-weight="normal"/>
    </style:style>
    <style:style style:name="T38" style:family="text">
      <style:text-properties fo:font-variant="normal" fo:text-transform="none" fo:color="#f8faff" loext:opacity="100%" style:font-name="arial" fo:font-size="12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6cb8e6" loext:opacity="100%" style:font-name="arial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41" style:family="text">
      <style:text-properties fo:font-variant="normal" fo:text-transform="none" style:font-name="DeepSeek-CJK-patch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style:font-name="DeepSeek-CJK-patch" fo:letter-spacing="normal" fo:font-style="normal" fo:font-weight="normal"/>
    </style:style>
    <style:style style:name="T4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style:font-name="arial" fo:letter-spacing="normal" fo:font-style="normal" fo:font-weight="normal"/>
    </style:style>
    <style:style style:name="T45" style:family="text">
      <style:text-properties fo:font-variant="normal" fo:text-transform="none" style:font-name="arial" fo:font-size="12pt" fo:letter-spacing="normal" fo:font-style="normal" fo:font-weight="normal"/>
    </style:style>
    <style:style style:name="T46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4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style:font-name="var ds-font-family-code" fo:font-size="12pt" fo:letter-spacing="normal" fo:font-style="normal" fo:font-weight="normal" loext:padding="0cm" loext:border="none"/>
    </style:style>
    <style:style style:name="T49" style:family="text">
      <style:text-properties fo:color="#000000" loext:opacity="100%" fo:font-size="11.25pt" fo:font-weight="bold"/>
    </style:style>
    <style:style style:name="T50" style:family="text">
      <style:text-properties fo:color="#000000" loext:opacity="100%" style:font-name="arial" fo:font-size="11.25pt"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2pt" fo:font-style="normal" fo:font-weight="normal"/>
    </style:style>
    <style:style style:name="T53" style:family="text">
      <style:text-properties fo:font-weight="normal"/>
    </style:style>
    <style:style style:name="T54" style:family="text">
      <style:text-properties style:font-name="var ds-font-family-code"/>
    </style:style>
    <style:style style:name="T55" style:family="text">
      <style:text-properties style:font-name="var ds-font-family-code" fo:font-size="12pt" fo:font-style="normal" fo:font-weight="normal"/>
    </style:style>
    <style:style style:name="T56" style:family="text">
      <style:text-properties style:font-name="var ds-font-family-code" fo:font-size="11.25pt" loext:padding="0cm" loext:border="none"/>
    </style:style>
    <style:style style:name="T57" style:family="text">
      <style:text-properties style:use-window-font-color="true" loext:opacity="0%"/>
    </style:style>
    <style:style style:name="T58" style:family="text">
      <style:text-properties style:use-window-font-color="true" loext:opacity="0%" style:font-name="arial"/>
    </style:style>
    <style:style style:name="T59" style:family="text">
      <style:text-properties style:use-window-font-color="true" loext:opacity="0%" style:font-name="arial" fo:font-size="11.25pt"/>
    </style:style>
    <style:style style:name="T60" style:family="text">
      <style:text-properties style:use-window-font-color="true" loext:opacity="0%" style:font-name="arial" fo:font-size="11.25pt" loext:padding="0cm" loext:border="none"/>
    </style:style>
    <style:style style:name="T61" style:family="text">
      <style:text-properties style:use-window-font-color="true" loext:opacity="0%" style:font-name="arial" fo:font-size="11.25pt" fo:font-weight="bold"/>
    </style:style>
    <style:style style:name="T62" style:family="text">
      <style:text-properties style:use-window-font-color="true" loext:opacity="0%" style:font-name="arial" loext:padding="0cm" loext:border="none"/>
    </style:style>
    <style:style style:name="T63" style:family="text">
      <style:text-properties style:use-window-font-color="true" loext:opacity="0%" style:font-name="arial" fo:font-weight="bold"/>
    </style:style>
    <style:style style:name="T64" style:family="text">
      <style:text-properties style:use-window-font-color="true" loext:opacity="0%" style:font-name="arial" fo:font-size="12pt" style:font-size-asian="12pt" style:font-size-complex="12pt"/>
    </style:style>
    <style:style style:name="T65" style:family="text">
      <style:text-properties style:use-window-font-color="true" loext:opacity="0%" style:font-name="arial" fo:font-size="12pt" style:font-size-asian="12pt" style:font-size-complex="12pt" loext:padding="0cm" loext:border="none"/>
    </style:style>
    <style:style style:name="T66" style:family="text">
      <style:text-properties style:use-window-font-color="true" loext:opacity="0%" style:font-name="arial" fo:font-size="12pt" officeooo:rsid="00502dc9" style:font-size-asian="12pt" style:font-size-complex="12pt" loext:padding="0cm" loext:border="none"/>
    </style:style>
    <style:style style:name="T67" style:family="text">
      <style:text-properties style:use-window-font-color="true" loext:opacity="0%" style:font-name="arial" fo:font-size="12pt" fo:font-weight="bold" style:font-size-asian="12pt" style:font-size-complex="12pt"/>
    </style:style>
    <style:style style:name="T68" style:family="text">
      <style:text-properties style:use-window-font-color="true" loext:opacity="0%" fo:font-size="11.25pt"/>
    </style:style>
    <style:style style:name="T69" style:family="text">
      <style:text-properties style:use-window-font-color="true" loext:opacity="0%" fo:font-size="11.25pt" fo:font-weight="bold"/>
    </style:style>
    <style:style style:name="T70" style:family="text">
      <style:text-properties style:font-name="arial" fo:font-size="12pt" fo:background-color="#ffff00" loext:char-shading-value="0" style:font-size-asian="12pt" style:font-size-complex="12pt"/>
    </style:style>
    <style:style style:name="T71" style:family="text">
      <style:text-properties fo:font-style="normal" fo:font-weight="normal"/>
    </style:style>
    <style:style style:name="T72" style:family="text">
      <style:text-properties fo:color="#e9ae7e" loext:opacity="100%"/>
    </style:style>
    <style:style style:name="T73" style:family="text">
      <style:text-properties fo:color="#e9ae7e" loext:opacity="100%" style:font-name="var ds-font-family-code"/>
    </style:style>
    <style:style style:name="T74" style:family="text">
      <style:text-properties fo:color="#e9ae7e" loext:opacity="100%" style:font-name="var ds-font-family-code" fo:font-size="12pt" fo:font-style="normal" fo:font-weight="normal"/>
    </style:style>
    <style:style style:name="T75" style:family="text">
      <style:text-properties fo:color="#e9ae7e" loext:opacity="100%" fo:font-size="12pt" fo:font-style="normal" fo:font-weight="normal"/>
    </style:style>
    <style:style style:name="T76" style:family="text">
      <style:text-properties fo:color="#91d076" loext:opacity="100%"/>
    </style:style>
    <style:style style:name="T77" style:family="text">
      <style:text-properties fo:color="#91d076" loext:opacity="100%" style:font-name="var ds-font-family-code"/>
    </style:style>
    <style:style style:name="T78" style:family="text">
      <style:text-properties fo:color="#c699e3" loext:opacity="100%"/>
    </style:style>
    <style:style style:name="T79" style:family="text">
      <style:text-properties fo:color="#c699e3" loext:opacity="100%" style:font-name="var ds-font-family-code"/>
    </style:style>
    <style:style style:name="T80" style:family="text">
      <style:text-properties fo:color="#e3eaf2" loext:opacity="100%"/>
    </style:style>
    <style:style style:name="T81" style:family="text">
      <style:text-properties fo:color="#e3eaf2" loext:opacity="100%" style:font-name="var ds-font-family-code"/>
    </style:style>
    <style:style style:name="T82" style:family="text">
      <style:text-properties fo:color="#e3eaf2" loext:opacity="100%" style:font-name="var ds-font-family-code" fo:font-size="12pt" fo:font-style="normal" fo:font-weight="normal"/>
    </style:style>
    <style:style style:name="T83" style:family="text">
      <style:text-properties fo:color="#e3eaf2" loext:opacity="100%" fo:font-size="12pt" fo:font-style="normal" fo:font-weight="normal"/>
    </style:style>
    <style:style style:name="T84" style:family="text">
      <style:text-properties fo:color="#e6d37a" loext:opacity="100%"/>
    </style:style>
    <style:style style:name="T85" style:family="text">
      <style:text-properties fo:color="#e6d37a" loext:opacity="100%" style:font-name="var ds-font-family-code"/>
    </style:style>
    <style:style style:name="T86" style:family="text">
      <style:text-properties fo:color="#8da1b9" loext:opacity="100%"/>
    </style:style>
    <style:style style:name="T87" style:family="text">
      <style:text-properties fo:color="#8da1b9" loext:opacity="100%" style:font-name="var ds-font-family-code"/>
    </style:style>
    <style:style style:name="T88" style:family="text">
      <style:text-properties fo:color="#8da1b9" loext:opacity="100%" style:font-name="var ds-font-family-code" fo:font-size="12pt" fo:font-style="normal" fo:font-weight="normal"/>
    </style:style>
    <style:style style:name="T89" style:family="text">
      <style:text-properties fo:color="#8da1b9" loext:opacity="100%" fo:font-size="12pt" fo:font-style="normal" fo:font-weight="normal"/>
    </style:style>
    <style:style style:name="T90" style:family="text">
      <style:text-properties fo:color="#6cb8e6" loext:opacity="100%"/>
    </style:style>
    <style:style style:name="T91" style:family="text">
      <style:text-properties fo:color="#6cb8e6" loext:opacity="100%" style:font-name="var ds-font-family-code"/>
    </style:style>
    <style:style style:name="T92" style:family="text">
      <style:text-properties fo:color="#6cb8e6" loext:opacity="100%" style:font-name="var ds-font-family-code" fo:font-size="12pt" fo:font-style="normal" fo:font-weight="normal"/>
    </style:style>
    <style:style style:name="T93" style:family="text">
      <style:text-properties fo:color="#6cb8e6" loext:opacity="100%" fo:font-size="12pt" fo:font-style="normal" fo:font-weight="normal"/>
    </style:style>
    <style:style style:name="T94" style:family="text">
      <style:text-properties fo:font-size="11.25pt"/>
    </style:style>
    <style:style style:name="T95" style:family="text">
      <style:text-properties fo:font-size="11.25pt" loext:padding="0cm" loext:border="none"/>
    </style:style>
    <style:style style:name="T96" style:family="text">
      <style:text-properties fo:font-size="11.25pt" fo:font-weight="bold"/>
    </style:style>
    <style:style style:name="T97" style:family="text">
      <style:text-properties style:font-name="arial" fo:font-size="11.25pt"/>
    </style:style>
    <style:style style:name="T98" style:family="text">
      <style:text-properties style:font-name="arial" fo:font-size="11.25pt" loext:padding="0cm" loext:border="none"/>
    </style:style>
    <style:style style:name="T99" style:family="text">
      <style:text-properties style:font-name="arial" fo:font-size="11.25pt" fo:font-weight="bold"/>
    </style:style>
    <style:style style:name="T100" style:family="text">
      <style:text-properties officeooo:rsid="00502dc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<text:span text:style-name="T53">Processamento Paralelo de Lista Encadeada com OpenMP Task</text:span></text:h>
      <text:p text:style-name="P44"><text:span text:style-name="T28">Aluno: </text:span><text:span text:style-name="T27">Cristovão Lacerda Cronje</text:span></text:p>
      <text:h text:style-name="P3" text:outline-level="2"><text:span text:style-name="Strong_20_Emphasis"><text:span text:style-name="T1">1. </text:span></text:span><text:span text:style-name="Strong_20_Emphasis"><text:span text:style-name="T3">Introdução</text:span></text:span></text:h>
      <text:p text:style-name="P56"><text:span text:style-name="Strong_20_Emphasis"><text:span text:style-name="T2">Este relatório apresenta uma análise comparativa entre diferentes implementações paralelas para processamento de lista encadeada utilizando OpenMP Tasks. O objetivo é avaliar o comportamento das tarefas paralelas quando aplicadas a estruturas de dados dinâmicas, com foco em: completude do processamento, ausência de condições de corrida e variações entre execuções. Os testes foram executados em um processador Intel i5-3210M (2 núcleos físicos, 4 threads lógicas), com 5 execuções por versão para análise consistente.</text:span></text:span></text:p>
      <text:h text:style-name="P3" text:outline-level="2"><text:span text:style-name="Strong_20_Emphasis"><text:span text:style-name="T1">2. </text:span></text:span><text:span text:style-name="Strong_20_Emphasis"><text:span text:style-name="T3">Metodologia</text:span></text:span></text:h>
      <text:h text:style-name="P9" text:outline-level="3"><text:span text:style-name="Strong_20_Emphasis"><text:span text:style-name="T3">Compilação: gcc </text:span></text:span><text:span text:style-name="Strong_20_Emphasis"><text:span text:style-name="T39">-fopenmp</text:span></text:span><text:span text:style-name="Strong_20_Emphasis"><text:span text:style-name="T3"> lista_tasks.c </text:span></text:span><text:span text:style-name="Strong_20_Emphasis"><text:span text:style-name="T39">-o</text:span></text:span><text:span text:style-name="Strong_20_Emphasis"><text:span text:style-name="T3"> lista_tasks</text:span></text:span></text:h>
      <text:h text:style-name="P7" text:outline-level="2"><text:span text:style-name="Strong_20_Emphasis"><text:span text:style-name="T70">3. Análise dos Resultados</text:span></text:span></text:h>
      <text:p text:style-name="P57"><text:span text:style-name="Strong_20_Emphasis"><text:span text:style-name="T70">Métricas de Cálculo</text:span></text:span></text:p>
      <text:p text:style-name="P54"><text:span text:style-name="T11">4. </text:span><text:span text:style-name="T12">Quadro Comparativo</text:span></text:p>
      <text:p text:style-name="P27">5. <text:span text:style-name="T51">Discussão sobre Desvios do Esperado</text:span></text:p>
      <text:p text:style-name="P57"><text:span text:style-name="Strong_20_Emphasis"><text:span text:style-name="T70">Comportamento Observado:</text:span></text:span></text:p>
      <text:p text:style-name="P57"><text:span text:style-name="Strong_20_Emphasis"><text:span text:style-name="T70"/></text:span></text:p>
      <text:p text:style-name="P53">6. <text:span text:style-name="T51">Conclusões</text:span></text:p>
      <text:list xml:id="list1640732107" text:style-name="L5">
        <text:list-header>
          <text:p text:style-name="P45"/>
        </text:list-header>
      </text:list>
      <text:p text:style-name="P55">7. Reflexão Final</text:p>
      <text:p text:style-name="P57"><text:span text:style-name="Strong_20_Emphasis"><text:span text:style-name="T70"/></text:span></text:p>
      <text:p text:style-name="P57"/>
      <text:p text:style-name="P50"/>
      <text:p text:style-name="P50"/>
      <text:h text:style-name="P2" text:outline-level="1"><text:span text:style-name="Strong_20_Emphasis"><text:span text:style-name="T17">Material Completo: Coerência de Cache, Variáveis Compartilhadas e Protocolos de Sincronização</text:span></text:span></text:h>
      <text:p text:style-name="P15"/>
      <text:h text:style-name="P5" text:outline-level="2"><text:span text:style-name="Strong_20_Emphasis"><text:span text:style-name="T17">1. Introdução</text:span></text:span></text:h>
      <text:p text:style-name="P58"><text:span text:style-name="T17">Em sistemas computacionais modernos, especialmente em ambientes </text:span><text:span text:style-name="Strong_20_Emphasis"><text:span text:style-name="T17">multiprocessador</text:span></text:span><text:span text:style-name="T17"> e </text:span><text:span text:style-name="Strong_20_Emphasis"><text:span text:style-name="T17">multithread</text:span></text:span><text:span text:style-name="T17">, garantir o acesso correto e eficiente à memória é crucial. Dois conceitos fundamentais para isso são:</text:span></text:p>
      <text:list xml:id="list3246262815" text:style-name="L8">
        <text:list-item>
          <text:p text:style-name="P59"><text:soft-page-break/><text:span text:style-name="Strong_20_Emphasis"><text:span text:style-name="T22">Coerência de Cache</text:span></text:span><text:span text:style-name="T22"> </text:span><text:span text:style-name="T17">(como múltiplas caches mantêm dados consistentes).</text:span></text:p>
        </text:list-item>
        <text:list-item>
          <text:p text:style-name="P59"><text:span text:style-name="Strong_20_Emphasis"><text:span text:style-name="T22">Gerenciamento de Variáveis Compartilhadas</text:span></text:span><text:span text:style-name="T22"> </text:span><text:span text:style-name="T17">(como threads/CPUs acessam dados compartilhados sem conflitos).</text:span></text:p>
        </text:list-item>
      </text:list>
      <text:p text:style-name="P38">Neste material, exploraremos:</text:p>
      <text:list xml:id="list1847859540" text:style-name="L9">
        <text:list-item>
          <text:p text:style-name="P60"><text:span text:style-name="Strong_20_Emphasis"><text:span text:style-name="T17">Variáveis Compartilhadas e Condições de Corrida</text:span></text:span><text:span text:style-name="T17">.</text:span></text:p>
        </text:list-item>
        <text:list-item>
          <text:p text:style-name="P60"><text:span text:style-name="Strong_20_Emphasis"><text:span text:style-name="T17">Mecanismos de Cache: Bit Sujo (Dirty Bit) e Bit Inválido (Invalid Bit)</text:span></text:span><text:span text:style-name="T17">.</text:span></text:p>
        </text:list-item>
        <text:list-item>
          <text:p text:style-name="P60"><text:span text:style-name="Strong_20_Emphasis"><text:span text:style-name="T17">Protocolos de Coerência (Bus Snooping e Directory-Based)</text:span></text:span><text:span text:style-name="T17">.</text:span></text:p>
        </text:list-item>
        <text:list-item>
          <text:p text:style-name="P60"><text:span text:style-name="Strong_20_Emphasis"><text:span text:style-name="T17">Falso Compartilhamento (False Sharing) e Otimizações</text:span></text:span><text:span text:style-name="T17">.</text:span></text:p>
        </text:list-item>
      </text:list>
      <text:p text:style-name="P15"/>
      <text:h text:style-name="P5" text:outline-level="2"><text:span text:style-name="Strong_20_Emphasis"><text:span text:style-name="T17">2. </text:span></text:span><text:span text:style-name="Strong_20_Emphasis"><text:span text:style-name="T22">Variáveis Compartilhadas e Condições de Corrida</text:span></text:span></text:h>
      <text:h text:style-name="P11" text:outline-level="3"><text:span text:style-name="Strong_20_Emphasis"><text:span text:style-name="T17">Definição</text:span></text:span></text:h>
      <text:list xml:id="list686756654" text:style-name="L10">
        <text:list-item>
          <text:p text:style-name="P61"><text:span text:style-name="Strong_20_Emphasis"><text:span text:style-name="T17">Variáveis compartilhadas</text:span></text:span><text:span text:style-name="T17">: Dados acessíveis por múltiplas threads/CPUs.</text:span></text:p>
        </text:list-item>
        <text:list-item>
          <text:p text:style-name="P61"><text:span text:style-name="Strong_20_Emphasis"><text:span text:style-name="T17">Condição de corrida (race condition)</text:span></text:span><text:span text:style-name="T17">: Ocorre quando duas ou mais threads modificam uma variável compartilhada simultaneamente, levando a resultados imprevisíveis.</text:span></text:p>
        </text:list-item>
      </text:list>
      <text:h text:style-name="P11" text:outline-level="3"><text:span text:style-name="Strong_20_Emphasis"><text:span text:style-name="T17">Exemplo Prático</text:span></text:span><text:span text:style-name="Strong_20_Emphasis"><text:span text:style-name="T19">(</text:span></text:span><text:span text:style-name="T65">c</text:span><text:span text:style-name="T66">):</text:span></text:h>
      <text:p text:style-name="P19">#include &lt;omp.h&gt;</text:p>
      <text:p text:style-name="P20">#include &lt;stdio.h&gt;</text:p>
      <text:p text:style-name="P20"/>
      <text:p text:style-name="P20">int main() {</text:p>
      <text:p text:style-name="P20"><text:s text:c="4"/>int contador = 0; // Variável compartilhada</text:p>
      <text:p text:style-name="P20"/>
      <text:p text:style-name="P20"><text:s text:c="4"/>#pragma omp parallel for</text:p>
      <text:p text:style-name="P20"><text:s text:c="4"/>for (int i = 0; i &lt; 10000; i++) {</text:p>
      <text:p text:style-name="P20"><text:s text:c="8"/>contador++; // Race condition!</text:p>
      <text:p text:style-name="P20"><text:s text:c="4"/>}</text:p>
      <text:p text:style-name="P20"/>
      <text:p text:style-name="P20"><text:s text:c="4"/>printf("Contador = %d (deveria ser 10000)\n", contador);</text:p>
      <text:p text:style-name="P20"><text:s text:c="4"/>return 0;</text:p>
      <text:p text:style-name="P20">}</text:p>
      <text:p text:style-name="P58"><text:span text:style-name="Strong_20_Emphasis"><text:span text:style-name="T17">Saída possível</text:span></text:span><text:span text:style-name="T17"> (devido à condição de corrida):</text:span></text:p>
      <text:p text:style-name="P48">Copy</text:p>
      <text:p text:style-name="P49">Download</text:p>
      <text:p text:style-name="P19">Contador = 8765 (valor inconsistente)</text:p>
      <text:h text:style-name="P11" text:outline-level="3"><text:span text:style-name="Strong_20_Emphasis"><text:span text:style-name="T17">Soluções</text:span></text:span></text:h>
      <text:list xml:id="list3523570986" text:style-name="L11">
        <text:list-item>
          <text:p text:style-name="P62"><text:span text:style-name="Strong_20_Emphasis"><text:span text:style-name="T17">Seção Crítica (</text:span></text:span><text:span text:style-name="Strong_20_Emphasis"><text:span text:style-name="Source_20_Text"><text:span text:style-name="T18">#pragma omp critical</text:span></text:span></text:span><text:span text:style-name="Strong_20_Emphasis"><text:span text:style-name="T17">)</text:span></text:span></text:p>
          <text:p text:style-name="P33">c</text:p>
          <text:p text:style-name="P35">Copy</text:p>
          <text:p text:style-name="P36">Download</text:p>
          <text:p text:style-name="P16">#pragma omp parallel for</text:p>
          <text:p text:style-name="P17">for (int i = 0; i &lt; 10000; i++) {</text:p>
          <text:p text:style-name="P18"><text:soft-page-break/><text:s text:c="4"/><text:span text:style-name="T71">#pragma omp critical</text:span></text:p>
          <text:p text:style-name="P18"><text:s text:c="4"/><text:span text:style-name="T71">contador++; // Serializa o acesso</text:span></text:p>
          <text:p text:style-name="P17">}</text:p>
          <text:list>
            <text:list-item>
              <text:p text:style-name="P63"><text:span text:style-name="Strong_20_Emphasis"><text:span text:style-name="T17">Vantagem</text:span></text:span><text:span text:style-name="T17">: Simples.</text:span></text:p>
            </text:list-item>
            <text:list-item>
              <text:p text:style-name="P63"><text:span text:style-name="Strong_20_Emphasis"><text:span text:style-name="T17">Desvantagem</text:span></text:span><text:span text:style-name="T17">: Pode causar gargalo.</text:span></text:p>
            </text:list-item>
          </text:list>
        </text:list-item>
        <text:list-item>
          <text:p text:style-name="P62"><text:span text:style-name="Strong_20_Emphasis"><text:span text:style-name="T17">Privatização (redução de conflitos)</text:span></text:span></text:p>
          <text:p text:style-name="P34">c</text:p>
          <text:p text:style-name="P37">Copy</text:p>
          <text:p text:style-name="P37">Download</text:p>
          <text:p text:style-name="P16">int contador_local = 0; // Privado para cada thread</text:p>
          <text:p text:style-name="P17">#pragma omp parallel for private(contador_local)</text:p>
          <text:p text:style-name="P17">for (int i = 0; i &lt; 10000; i++) {</text:p>
          <text:p text:style-name="P18"><text:s text:c="4"/><text:span text:style-name="T71">contador_local++;</text:span></text:p>
          <text:p text:style-name="P17">}</text:p>
          <text:p text:style-name="P17">#pragma omp atomic</text:p>
          <text:p text:style-name="P17">contador += contador_local; // Atualização atômica no final</text:p>
          <text:list>
            <text:list-item>
              <text:p text:style-name="P63"><text:span text:style-name="Strong_20_Emphasis"><text:span text:style-name="T17">Vantagem</text:span></text:span><text:span text:style-name="T17">: Mais eficiente (menos contenção).</text:span></text:p>
            </text:list-item>
          </text:list>
        </text:list-item>
      </text:list>
      <text:p text:style-name="P15"/>
      <text:h text:style-name="P5" text:outline-level="2"><text:span text:style-name="Strong_20_Emphasis"><text:span text:style-name="T17">3. Mecanismos de Cache: Bit Sujo e Bit Inválido</text:span></text:span></text:h>
      <text:h text:style-name="P11" text:outline-level="3"><text:span text:style-name="Strong_20_Emphasis"><text:span text:style-name="T17">Bit Sujo (Dirty Bit)</text:span></text:span></text:h>
      <text:list xml:id="list3470094128" text:style-name="L12">
        <text:list-item>
          <text:p text:style-name="P64"><text:span text:style-name="Strong_20_Emphasis"><text:span text:style-name="T17">O que é?</text:span></text:span><text:span text:style-name="T17"> Um flag que indica se um bloco de cache foi modificado.</text:span></text:p>
        </text:list-item>
        <text:list-item>
          <text:p text:style-name="P64"><text:span text:style-name="Strong_20_Emphasis"><text:span text:style-name="T17">Uso</text:span></text:span><text:span text:style-name="T17">: Em políticas </text:span><text:span text:style-name="Strong_20_Emphasis"><text:span text:style-name="T17">write-back</text:span></text:span><text:span text:style-name="T17"> (dados só são escritos na memória principal quando o bloco é substituído).</text:span></text:p>
        </text:list-item>
      </text:list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6">Bit Sujo</text:p>
            </table:table-cell>
            <table:table-cell table:style-name="Tabela1.A1" office:value-type="string">
              <text:p text:style-name="P26">Significado</text:p>
            </table:table-cell>
          </table:table-row>
        </table:table-header-rows>
        <table:table-row>
          <table:table-cell table:style-name="Tabela1.A1" office:value-type="string">
            <text:p text:style-name="P22"><text:span text:style-name="Source_20_Text"><text:span text:style-name="T65">0</text:span></text:span></text:p>
          </table:table-cell>
          <table:table-cell table:style-name="Tabela1.A1" office:value-type="string">
            <text:p text:style-name="P23">Dado idêntico ao da memória principal.</text:p>
          </table:table-cell>
        </table:table-row>
        <table:table-row>
          <table:table-cell table:style-name="Tabela1.A1" office:value-type="string">
            <text:p text:style-name="P22"><text:span text:style-name="Source_20_Text"><text:span text:style-name="T65">1</text:span></text:span></text:p>
          </table:table-cell>
          <table:table-cell table:style-name="Tabela1.A1" office:value-type="string">
            <text:p text:style-name="P23">Dado modificado (precisa ser escrito de volta).</text:p>
          </table:table-cell>
        </table:table-row>
      </table:table>
      <text:p text:style-name="P58"><text:span text:style-name="Strong_20_Emphasis"><text:span text:style-name="T17">Exemplo</text:span></text:span><text:span text:style-name="T17">:</text:span></text:p>
      <text:list xml:id="list1383392511" text:style-name="L13">
        <text:list-item>
          <text:p text:style-name="P65"><text:span text:style-name="T17">CPU lê </text:span><text:span text:style-name="Source_20_Text"><text:span text:style-name="T18">X = 10</text:span></text:span><text:span text:style-name="T17"> da memória principal → Cache: </text:span><text:span text:style-name="Source_20_Text"><text:span text:style-name="T18">X=10</text:span></text:span><text:span text:style-name="T17"> (bit sujo=</text:span><text:span text:style-name="Source_20_Text"><text:span text:style-name="T18">0</text:span></text:span><text:span text:style-name="T17">).</text:span></text:p>
        </text:list-item>
        <text:list-item>
          <text:p text:style-name="P65"><text:span text:style-name="T17">CPU modifica </text:span><text:span text:style-name="Source_20_Text"><text:span text:style-name="T18">X = 20</text:span></text:span><text:span text:style-name="T17"> → Cache: </text:span><text:span text:style-name="Source_20_Text"><text:span text:style-name="T18">X=20</text:span></text:span><text:span text:style-name="T17"> (bit sujo=</text:span><text:span text:style-name="Source_20_Text"><text:span text:style-name="T18">1</text:span></text:span><text:span text:style-name="T17">).</text:span></text:p>
        </text:list-item>
        <text:list-item>
          <text:p text:style-name="P65"><text:span text:style-name="T17">Quando o bloco for substituído, a CPU escreve </text:span><text:span text:style-name="Source_20_Text"><text:span text:style-name="T18">20</text:span></text:span><text:span text:style-name="T17"> na memória principal.</text:span></text:p>
        </text:list-item>
      </text:list>
      <text:p text:style-name="P15"/>
      <text:h text:style-name="P11" text:outline-level="3"><text:span text:style-name="Strong_20_Emphasis"><text:span text:style-name="T17">Bit Inválido (Invalid Bit)</text:span></text:span></text:h>
      <text:list xml:id="list2747355398" text:style-name="L14">
        <text:list-item>
          <text:p text:style-name="P66"><text:span text:style-name="Strong_20_Emphasis"><text:span text:style-name="T17">O que é?</text:span></text:span><text:span text:style-name="T17"> Um flag que indica se um bloco de cache contém dados válidos.</text:span></text:p>
        </text:list-item>
        <text:list-item>
          <text:p text:style-name="P66"><text:span text:style-name="Strong_20_Emphasis"><text:span text:style-name="T17">Uso</text:span></text:span><text:span text:style-name="T17">: Em sistemas </text:span><text:span text:style-name="Strong_20_Emphasis"><text:span text:style-name="T17">multiprocessador</text:span></text:span><text:span text:style-name="T17"> para invalidar caches quando outra CPU modifica o dado.</text:span></text:p>
        </text:list-item>
      </text:list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P26">Bit Inválido</text:p>
            </table:table-cell>
            <table:table-cell table:style-name="Tabela2.A1" office:value-type="string">
              <text:p text:style-name="P26">Significado</text:p>
            </table:table-cell>
          </table:table-row>
        </table:table-header-rows>
        <table:table-row>
          <table:table-cell table:style-name="Tabela2.A1" office:value-type="string">
            <text:p text:style-name="P22"><text:span text:style-name="Source_20_Text"><text:span text:style-name="T65">0</text:span></text:span></text:p>
          </table:table-cell>
          <table:table-cell table:style-name="Tabela2.A1" office:value-type="string">
            <text:p text:style-name="P23">Dado válido (pode ser usado).</text:p>
          </table:table-cell>
        </table:table-row>
        <table:table-row>
          <table:table-cell table:style-name="Tabela2.A1" office:value-type="string">
            <text:p text:style-name="P22"><text:span text:style-name="Source_20_Text"><text:span text:style-name="T65">1</text:span></text:span></text:p>
          </table:table-cell>
          <table:table-cell table:style-name="Tabela2.A1" office:value-type="string">
            <text:p text:style-name="P23">Dado inválido (precisa ser recarregado).</text:p>
          </table:table-cell>
        </table:table-row>
      </table:table>
      <text:p text:style-name="P58"><text:span text:style-name="Strong_20_Emphasis"><text:span text:style-name="T17">Exemplo (2 CPUs)</text:span></text:span><text:span text:style-name="T17">:</text:span></text:p>
      <text:list xml:id="list921414291" text:style-name="L15">
        <text:list-item>
          <text:p text:style-name="P67"><text:span text:style-name="Strong_20_Emphasis"><text:span text:style-name="T17">CPU1</text:span></text:span><text:span text:style-name="T17"> e </text:span><text:span text:style-name="Strong_20_Emphasis"><text:span text:style-name="T17">CPU2</text:span></text:span><text:span text:style-name="T17"> leem </text:span><text:span text:style-name="Source_20_Text"><text:span text:style-name="T18">Y = 5</text:span></text:span><text:span text:style-name="T17"> → Ambas caches têm </text:span><text:span text:style-name="Source_20_Text"><text:span text:style-name="T18">Y=5</text:span></text:span><text:span text:style-name="T17"> (inválido=</text:span><text:span text:style-name="Source_20_Text"><text:span text:style-name="T18">0</text:span></text:span><text:span text:style-name="T17">).</text:span></text:p>
        </text:list-item>
        <text:list-item>
          <text:p text:style-name="P67"><text:span text:style-name="Strong_20_Emphasis"><text:span text:style-name="T17">CPU1</text:span></text:span><text:span text:style-name="T17"> modifica </text:span><text:span text:style-name="Source_20_Text"><text:span text:style-name="T18">Y = 15</text:span></text:span><text:span text:style-name="T17"> → Sua cache marca </text:span><text:span text:style-name="Source_20_Text"><text:span text:style-name="T18">Y=15</text:span></text:span><text:span text:style-name="T17"> (bit sujo=</text:span><text:span text:style-name="Source_20_Text"><text:span text:style-name="T18">1</text:span></text:span><text:span text:style-name="T17">).</text:span></text:p>
        </text:list-item>
        <text:list-item>
          <text:p text:style-name="P67"><text:span text:style-name="Strong_20_Emphasis"><text:span text:style-name="T17">CPU2</text:span></text:span><text:span text:style-name="T17"> tenta ler </text:span><text:span text:style-name="Source_20_Text"><text:span text:style-name="T18">Y</text:span></text:span><text:span text:style-name="T17"> → Seu cache tem </text:span><text:span text:style-name="Source_20_Text"><text:span text:style-name="T18">Y=5</text:span></text:span><text:span text:style-name="T17"> (inválido=</text:span><text:span text:style-name="Source_20_Text"><text:span text:style-name="T18">1</text:span></text:span><text:span text:style-name="T17">), então busca o novo valor (</text:span><text:span text:style-name="Source_20_Text"><text:span text:style-name="T18">15</text:span></text:span><text:span text:style-name="T17">).</text:span></text:p>
        </text:list-item>
      </text:list>
      <text:p text:style-name="P15"/>
      <text:h text:style-name="P5" text:outline-level="2"><text:span text:style-name="Strong_20_Emphasis"><text:span text:style-name="T17">4. Protocolos de Coerência de Cache</text:span></text:span></text:h>
      <text:h text:style-name="P11" text:outline-level="3"><text:span text:style-name="Strong_20_Emphasis"><text:span text:style-name="T17">a) Bus Snooping</text:span></text:span></text:h>
      <text:list xml:id="list1887797463" text:style-name="L16">
        <text:list-item>
          <text:p text:style-name="P68"><text:span text:style-name="Strong_20_Emphasis"><text:span text:style-name="T17">Como funciona?</text:span></text:span><text:span text:style-name="T17"> Todas as caches monitoram o barramento de memória.</text:span></text:p>
        </text:list-item>
        <text:list-item>
          <text:p text:style-name="P39">Se uma CPU modifica um dado, outras invalidam suas cópias.</text:p>
        </text:list-item>
        <text:list-item>
          <text:p text:style-name="P69"><text:span text:style-name="Strong_20_Emphasis"><text:span text:style-name="T17">Exemplo</text:span></text:span><text:span text:style-name="T17">:</text:span></text:p>
          <text:list>
            <text:list-item>
              <text:p text:style-name="P68"><text:span text:style-name="T17">CPU1 escreve </text:span><text:span text:style-name="Source_20_Text"><text:span text:style-name="T18">A = 42</text:span></text:span><text:span text:style-name="T17"> → Envia sinal no barramento.</text:span></text:p>
            </text:list-item>
            <text:list-item>
              <text:p text:style-name="P68"><text:span text:style-name="T17">CPU2 vê o sinal e invalida sua cópia de </text:span><text:span text:style-name="Source_20_Text"><text:span text:style-name="T18">A</text:span></text:span><text:span text:style-name="T17">.</text:span></text:p>
            </text:list-item>
          </text:list>
        </text:list-item>
      </text:list>
      <text:h text:style-name="P11" text:outline-level="3"><text:span text:style-name="Strong_20_Emphasis"><text:span text:style-name="T17">b) Directory-Based</text:span></text:span></text:h>
      <text:list xml:id="list642626101" text:style-name="L17">
        <text:list-item>
          <text:p text:style-name="P70"><text:span text:style-name="Strong_20_Emphasis"><text:span text:style-name="T17">Como funciona?</text:span></text:span><text:span text:style-name="T17"> Um </text:span><text:span text:style-name="Strong_20_Emphasis"><text:span text:style-name="T17">diretório central</text:span></text:span><text:span text:style-name="T17"> rastreia quais caches têm cópia de cada bloco.</text:span></text:p>
        </text:list-item>
        <text:list-item>
          <text:p text:style-name="P40">Antes de modificar, a CPU consulta o diretório e envia mensagens de invalidação.</text:p>
        </text:list-item>
        <text:list-item>
          <text:p text:style-name="P71"><text:span text:style-name="Strong_20_Emphasis"><text:span text:style-name="T17">Exemplo</text:span></text:span><text:span text:style-name="T17">:</text:span></text:p>
          <text:list>
            <text:list-item>
              <text:p text:style-name="P70"><text:span text:style-name="T17">CPU1 quer modificar </text:span><text:span text:style-name="Source_20_Text"><text:span text:style-name="T18">B</text:span></text:span><text:span text:style-name="T17"> → Diretório informa que CPU2 tem uma cópia.</text:span></text:p>
            </text:list-item>
            <text:list-item>
              <text:p text:style-name="P40">CPU1 envia invalidação para CPU2.</text:p>
            </text:list-item>
          </text:list>
        </text:list-item>
      </text:list>
      <text:p text:style-name="P15"/>
      <text:h text:style-name="P6" text:outline-level="2"><text:span text:style-name="Strong_20_Emphasis"><text:span text:style-name="T17">5. </text:span></text:span><text:span text:style-name="Strong_20_Emphasis"><text:span text:style-name="T22">Falso Compartilhamento (False Sharing): Impacto da Invalid</text:span></text:span><text:span text:style-name="Strong_20_Emphasis"><text:span text:style-name="T23">a</text:span></text:span><text:span text:style-name="Strong_20_Emphasis"><text:span text:style-name="T22">ção Desnecessária</text:span></text:span><text:span text:style-name="Strong_20_Emphasis"><text:span text:style-name="T17"> </text:span></text:span></text:h>
      <text:p text:style-name="P75"><text:span text:style-name="T17">O </text:span><text:span text:style-name="Strong_20_Emphasis"><text:span text:style-name="T17">falso compartilhamento (false sharing)</text:span></text:span><text:span text:style-name="T17"> ocorre quando:</text:span></text:p>
      <text:list xml:id="list2181910516" text:style-name="L27">
        <text:list-item>
          <text:p text:style-name="P77"><text:span text:style-name="T17">Duas ou mais threads/CPUs acessam </text:span><text:span text:style-name="Strong_20_Emphasis"><text:span text:style-name="T17">variáveis diferentes</text:span></text:span><text:span text:style-name="T17">.</text:span></text:p>
        </text:list-item>
        <text:list-item>
          <text:p text:style-name="P77"><text:span text:style-name="T17">Essas variáveis estão </text:span><text:span text:style-name="Strong_20_Emphasis"><text:span text:style-name="T17">localizadas no mesmo bloco (linha) de cache</text:span></text:span><text:span text:style-name="T17"> (geralmente 64 bytes em CPUs modernas).</text:span></text:p>
        </text:list-item>
        <text:list-item>
          <text:p text:style-name="P77"><text:span text:style-name="T17">Mesmo sem haver </text:span><text:span text:style-name="Strong_20_Emphasis"><text:span text:style-name="T17">compartilhamento lógico</text:span></text:span><text:span text:style-name="T17"> (as threads não usam os mesmos dados), o </text:span><text:span text:style-name="T22">hardware </text:span><text:span text:style-name="Strong_20_Emphasis"><text:span text:style-name="T22">invalida a linha de cache</text:span></text:span><text:span text:style-name="T22"> porque ela foi modificada por outra CPU.</text:span></text:p>
        </text:list-item>
      </text:list>
      <text:p text:style-name="P14"/>
      <text:h text:style-name="P4" text:outline-level="2"><text:soft-page-break/><text:span text:style-name="Strong_20_Emphasis"><text:span text:style-name="T20">Por que a Invalid</text:span></text:span><text:span text:style-name="Strong_20_Emphasis"><text:span text:style-name="T21">a</text:span></text:span><text:span text:style-name="Strong_20_Emphasis"><text:span text:style-name="T20">ção Desnecessária Acontece?</text:span></text:span></text:h>
      <text:p text:style-name="P75"><text:span text:style-name="T17">Os sistemas multiprocessador mantêm </text:span><text:span text:style-name="Strong_20_Emphasis"><text:span text:style-name="T17">coerência de cache</text:span></text:span><text:span text:style-name="T17"> através de protocolos como </text:span><text:span text:style-name="Strong_20_Emphasis"><text:span text:style-name="T17">MESI</text:span></text:span><text:span text:style-name="T17"> (Modified, Exclusive, Shared, Invalid).</text:span></text:p>
      <text:list xml:id="list4292844567" text:style-name="L28">
        <text:list-item>
          <text:p text:style-name="P78"><text:span text:style-name="T17">Quando uma CPU modifica </text:span><text:span text:style-name="Strong_20_Emphasis"><text:span text:style-name="T17">qualquer dado</text:span></text:span><text:span text:style-name="T17"> em uma linha de cache, outras CPUs que possuem essa linha </text:span><text:span text:style-name="Strong_20_Emphasis"><text:span text:style-name="T17">invalidam suas cópias</text:span></text:span><text:span text:style-name="T17">.</text:span></text:p>
        </text:list-item>
        <text:list-item>
          <text:p text:style-name="P78"><text:span text:style-name="T17">Isso acontece </text:span><text:span text:style-name="Strong_20_Emphasis"><text:span text:style-name="T17">mesmo que as threads estejam acessando partes diferentes da linha de cache</text:span></text:span><text:span text:style-name="T17">.</text:span></text:p>
        </text:list-item>
      </text:list>
      <text:p text:style-name="P14"/>
      <text:h text:style-name="P4" text:outline-level="2"><text:span text:style-name="Strong_20_Emphasis"><text:span text:style-name="T22">Impacto no Desempenho</text:span></text:span></text:h>
      <text:p text:style-name="P43">A invalid<text:span text:style-name="T100">a</text:span>ção desnecessária causa:</text:p>
      <text:h text:style-name="P10" text:outline-level="3"><text:span text:style-name="Strong_20_Emphasis"><text:span text:style-name="T17">1. </text:span></text:span><text:span text:style-name="Strong_20_Emphasis"><text:span text:style-name="T22">Perda de Localidade e Aumento de Misses de Cache</text:span></text:span></text:h>
      <text:list xml:id="list3774931211" text:style-name="L29">
        <text:list-item>
          <text:p text:style-name="P79"><text:span text:style-name="T17">Cada vez que uma thread modifica sua variável, outras threads que usam a mesma linha de cache </text:span><text:span text:style-name="Strong_20_Emphasis"><text:span text:style-name="T17">perdem seus dados em cache</text:span></text:span><text:span text:style-name="T17">.</text:span></text:p>
        </text:list-item>
        <text:list-item>
          <text:p text:style-name="P79"><text:span text:style-name="T17">Isso força </text:span><text:span text:style-name="Strong_20_Emphasis"><text:span text:style-name="T17">recarregamentos frequentes da memória principal</text:span></text:span><text:span text:style-name="T17">, aumentando a latência.</text:span></text:p>
        </text:list-item>
      </text:list>
      <text:h text:style-name="P10" text:outline-level="3"><text:span text:style-name="Strong_20_Emphasis"><text:span text:style-name="T17">2. </text:span></text:span><text:span text:style-name="Strong_20_Emphasis"><text:span text:style-name="T22">Contenção no Barramento de Memória</text:span></text:span></text:h>
      <text:list xml:id="list676652114" text:style-name="L30">
        <text:list-item>
          <text:p text:style-name="P80"><text:span text:style-name="T17">O protocolo de coerência (ex: </text:span><text:span text:style-name="Strong_20_Emphasis"><text:span text:style-name="T17">Bus Snooping</text:span></text:span><text:span text:style-name="T17">) gera tráfego adicional no barramento para invalidar caches.</text:span></text:p>
        </text:list-item>
        <text:list-item>
          <text:p text:style-name="P80"><text:span text:style-name="T17">Isso pode </text:span><text:span text:style-name="Strong_20_Emphasis"><text:span text:style-name="T17">saturar o barramento</text:span></text:span><text:span text:style-name="T17">, reduzindo a escalabilidade do sistema.</text:span></text:p>
        </text:list-item>
      </text:list>
      <text:h text:style-name="P10" text:outline-level="3"><text:span text:style-name="Strong_20_Emphasis"><text:span text:style-name="T17">3. </text:span></text:span><text:span text:style-name="Strong_20_Emphasis"><text:span text:style-name="T22">Serialização Implícita</text:span></text:span></text:h>
      <text:list xml:id="list2416367832" text:style-name="L31">
        <text:list-item>
          <text:p text:style-name="P81"><text:span text:style-name="T17">Threads que poderiam rodar em paralelo acabam </text:span><text:span text:style-name="Strong_20_Emphasis"><text:span text:style-name="T17">esperando</text:span></text:span><text:span text:style-name="T17"> devido a invalidções constantes.</text:span></text:p>
        </text:list-item>
      </text:list>
      <text:list xml:id="list1508502762" text:style-name="L26">
        <text:list-item>
          <text:p text:style-name="P29">Exemplo:</text:p>
          <text:list>
            <text:list-item>
              <text:p text:style-name="P76"><text:span text:style-name="Strong_20_Emphasis"><text:span text:style-name="T17">Thread 1</text:span></text:span><text:span text:style-name="T17"> escreve em </text:span><text:span text:style-name="Source_20_Text"><text:span text:style-name="T18">varA</text:span></text:span><text:span text:style-name="T17"> (mesma linha de cache que </text:span><text:span text:style-name="Source_20_Text"><text:span text:style-name="T18">varB</text:span></text:span><text:span text:style-name="T17"> da </text:span><text:span text:style-name="Strong_20_Emphasis"><text:span text:style-name="T17">Thread 2</text:span></text:span><text:span text:style-name="T17">).</text:span></text:p>
            </text:list-item>
            <text:list-item>
              <text:p text:style-name="P76"><text:span text:style-name="Strong_20_Emphasis"><text:span text:style-name="T17">Thread 2</text:span></text:span><text:span text:style-name="T17"> tem sua cache invalidada e precisa recarregar </text:span><text:span text:style-name="Source_20_Text"><text:span text:style-name="T18">varB</text:span></text:span><text:span text:style-name="T17"> da memória.</text:span></text:p>
            </text:list-item>
            <text:list-item>
              <text:p text:style-name="P76"><text:span text:style-name="T17">Isso introduz um </text:span><text:span text:style-name="Strong_20_Emphasis"><text:span text:style-name="T17">gargalo oculto</text:span></text:span><text:span text:style-name="T17">.</text:span></text:p>
            </text:list-item>
          </text:list>
        </text:list-item>
      </text:list>
      <text:p text:style-name="P87"><text:span text:style-name="Strong_20_Emphasis"><text:span text:style-name="T17"/></text:span></text:p>
      <text:p text:style-name="P15"/>
      <text:h text:style-name="P5" text:outline-level="2"><text:span text:style-name="Strong_20_Emphasis"><text:span text:style-name="T17">6. Conclusão</text:span></text:span>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5"><text:span text:style-name="Strong_20_Emphasis"><text:span text:style-name="T67">Tópico</text:span></text:span></text:p>
            </table:table-cell>
            <table:table-cell table:style-name="Tabela3.A1" office:value-type="string">
              <text:p text:style-name="P25"><text:span text:style-name="Strong_20_Emphasis"><text:span text:style-name="T67">Resumo</text:span></text:span></text:p>
            </table:table-cell>
          </table:table-row>
        </table:table-header-rows>
        <table:table-row>
          <table:table-cell table:style-name="Tabela3.A1" office:value-type="string">
            <text:p text:style-name="P22"><text:span text:style-name="Strong_20_Emphasis"><text:span text:style-name="T64">Variáveis Compartilhadas</text:span></text:span></text:p>
          </table:table-cell>
          <table:table-cell table:style-name="Tabela3.A1" office:value-type="string">
            <text:p text:style-name="P22"><text:span text:style-name="T64">Use </text:span><text:span text:style-name="Source_20_Text"><text:span text:style-name="T65">atomic</text:span></text:span><text:span text:style-name="T64">, </text:span><text:span text:style-name="Source_20_Text"><text:span text:style-name="T65">critical</text:span></text:span><text:span text:style-name="T64"> ou privatização para evitar race conditions.</text:span></text:p>
          </table:table-cell>
        </table:table-row>
        <table:table-row>
          <table:table-cell table:style-name="Tabela3.A1" office:value-type="string">
            <text:p text:style-name="P22"><text:span text:style-name="Strong_20_Emphasis"><text:span text:style-name="T64">Bit Sujo</text:span></text:span></text:p>
          </table:table-cell>
          <table:table-cell table:style-name="Tabela3.A1" office:value-type="string">
            <text:p text:style-name="P23">Indica se um bloco de cache foi modificado (write-back).</text:p>
          </table:table-cell>
        </table:table-row>
        <table:table-row>
          <table:table-cell table:style-name="Tabela3.A1" office:value-type="string">
            <text:p text:style-name="P22"><text:span text:style-name="Strong_20_Emphasis"><text:span text:style-name="T64">Bit Inválido</text:span></text:span></text:p>
          </table:table-cell>
          <table:table-cell table:style-name="Tabela3.A1" office:value-type="string">
            <text:p text:style-name="P23">Indica se um bloco está desatualizado <text:soft-page-break/>(multiprocessador).</text:p>
          </table:table-cell>
        </table:table-row>
        <table:table-row>
          <table:table-cell table:style-name="Tabela3.A1" office:value-type="string">
            <text:p text:style-name="P22"><text:span text:style-name="Strong_20_Emphasis"><text:span text:style-name="T64">Bus Snooping</text:span></text:span></text:p>
          </table:table-cell>
          <table:table-cell table:style-name="Tabela3.A1" office:value-type="string">
            <text:p text:style-name="P23">Caches monitoram o barramento para invalidar dados.</text:p>
          </table:table-cell>
        </table:table-row>
        <table:table-row>
          <table:table-cell table:style-name="Tabela3.A1" office:value-type="string">
            <text:p text:style-name="P22"><text:span text:style-name="Strong_20_Emphasis"><text:span text:style-name="T64">Directory-Based</text:span></text:span></text:p>
          </table:table-cell>
          <table:table-cell table:style-name="Tabela3.A1" office:value-type="string">
            <text:p text:style-name="P23">Diretório central gerencia invalidações.</text:p>
          </table:table-cell>
        </table:table-row>
        <table:table-row>
          <table:table-cell table:style-name="Tabela3.A1" office:value-type="string">
            <text:p text:style-name="P22"><text:span text:style-name="Strong_20_Emphasis"><text:span text:style-name="T64">False Sharing</text:span></text:span></text:p>
          </table:table-cell>
          <table:table-cell table:style-name="Tabela3.A1" office:value-type="string">
            <text:p text:style-name="P23">Evite com padding/alinhamento.</text:p>
          </table:table-cell>
        </table:table-row>
      </table:table>
      <text:h text:style-name="P11" text:outline-level="3"><text:span text:style-name="Strong_20_Emphasis"><text:span text:style-name="T17">Próximos Passos</text:span></text:span></text:h>
      <text:list xml:id="list2291780211" text:style-name="L21">
        <text:list-item>
          <text:p text:style-name="P74"><text:span text:style-name="T17">Estude </text:span><text:span text:style-name="Strong_20_Emphasis"><text:span text:style-name="T17">protocolos de coerência (MESI, MOESI)</text:span></text:span><text:span text:style-name="T17">.</text:span></text:p>
        </text:list-item>
        <text:list-item>
          <text:p text:style-name="P74"><text:span text:style-name="T17">Aprofunde-se em </text:span><text:span text:style-name="Strong_20_Emphasis"><text:span text:style-name="T17">otimização de acesso à memória</text:span></text:span><text:span text:style-name="T17">.</text:span></text:p>
        </text:list-item>
        <text:list-item>
          <text:p text:style-name="P42">Pratique com exemplos em OpenMP e C/C++.</text:p>
        </text:list-item>
      </text:list>
      <text:p text:style-name="P50"/>
      <text:h text:style-name="P7" text:outline-level="2"><text:span text:style-name="Strong_20_Emphasis"><text:span text:style-name="T13">Como Detectar False Sharing?</text:span></text:span></text:h>
      <text:list xml:id="list590330891" text:style-name="L32">
        <text:list-item>
          <text:p text:style-name="P82"><text:span text:style-name="Strong_20_Emphasis"><text:span text:style-name="T15">Ferramentas de Profiling</text:span></text:span><text:span text:style-name="T15">:</text:span></text:p>
          <text:list>
            <text:list-item>
              <text:p text:style-name="P83"><text:span text:style-name="Strong_20_Emphasis"><text:span text:style-name="T15">Linux</text:span></text:span><text:span text:style-name="T15">: </text:span><text:span text:style-name="Source_20_Text"><text:span text:style-name="T16">perf c2c</text:span></text:span><text:span text:style-name="T15"> (Cache-to-Cache analysis).</text:span></text:p>
            </text:list-item>
            <text:list-item>
              <text:p text:style-name="P83"><text:span text:style-name="Strong_20_Emphasis"><text:span text:style-name="T15">Windows</text:span></text:span><text:span text:style-name="T15">: VTune Amplifier.</text:span></text:p>
            </text:list-item>
            <text:list-item>
              <text:p text:style-name="P83"><text:span text:style-name="Strong_20_Emphasis"><text:span text:style-name="T15">Valgrind</text:span></text:span><text:span text:style-name="T15"> (</text:span><text:span text:style-name="Source_20_Text"><text:span text:style-name="T16">--tool=cachegrind</text:span></text:span><text:span text:style-name="T15">).</text:span></text:p>
            </text:list-item>
          </text:list>
        </text:list-item>
        <text:list-item>
          <text:p text:style-name="P82"><text:span text:style-name="Strong_20_Emphasis"><text:span text:style-name="T15">Sintomas Comuns</text:span></text:span><text:span text:style-name="T15">:</text:span></text:p>
          <text:list>
            <text:list-item>
              <text:p text:style-name="P83"><text:span text:style-name="Strong_20_Emphasis"><text:span text:style-name="T15">Baixa escalabilidade</text:span></text:span><text:span text:style-name="T15"> em código paralelo.</text:span></text:p>
            </text:list-item>
            <text:list-item>
              <text:p text:style-name="P83"><text:span text:style-name="Strong_20_Emphasis"><text:span text:style-name="T15">Alto tráfego de coerência de cache</text:span></text:span><text:span text:style-name="T15"> (medido via hardware counters).</text:span></text:p>
            </text:list-item>
          </text:list>
        </text:list-item>
      </text:list>
      <text:p text:style-name="P13"/>
      <text:h text:style-name="P4" text:outline-level="2"><text:span text:style-name="Strong_20_Emphasis"><text:span text:style-name="T13">Resumo do Impacto</text:span>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4"><text:span text:style-name="Strong_20_Emphasis"><text:span text:style-name="T61">Efeito</text:span></text:span></text:p>
            </table:table-cell>
            <table:table-cell table:style-name="Tabela4.A1" office:value-type="string">
              <text:p text:style-name="P24"><text:span text:style-name="Strong_20_Emphasis"><text:span text:style-name="T61">Consequência</text:span></text:span></text:p>
            </table:table-cell>
          </table:table-row>
        </table:table-header-rows>
        <table:table-row>
          <table:table-cell table:style-name="Tabela4.A1" office:value-type="string">
            <text:p text:style-name="P21"><text:span text:style-name="Strong_20_Emphasis"><text:span text:style-name="T59">Invalidação constante</text:span></text:span></text:p>
          </table:table-cell>
          <table:table-cell table:style-name="Tabela4.A1" office:value-type="string">
            <text:p text:style-name="P21"><text:span text:style-name="T59">Recarregamentos frequentes da memória → </text:span><text:span text:style-name="Strong_20_Emphasis"><text:span text:style-name="T59">alta latência</text:span></text:span><text:span text:style-name="T59">.</text:span></text:p>
          </table:table-cell>
        </table:table-row>
        <table:table-row>
          <table:table-cell table:style-name="Tabela4.A1" office:value-type="string">
            <text:p text:style-name="P21"><text:span text:style-name="Strong_20_Emphasis"><text:span text:style-name="T59">Contenção no barramento</text:span></text:span></text:p>
          </table:table-cell>
          <table:table-cell table:style-name="Tabela4.A1" office:value-type="string">
            <text:p text:style-name="P21"><text:span text:style-name="T59">Saturação do barramento → </text:span><text:span text:style-name="Strong_20_Emphasis"><text:span text:style-name="T59">diminuição da escalabilidade</text:span></text:span><text:span text:style-name="T59">.</text:span></text:p>
          </table:table-cell>
        </table:table-row>
        <table:table-row>
          <table:table-cell table:style-name="Tabela4.A1" office:value-type="string">
            <text:p text:style-name="P21"><text:span text:style-name="Strong_20_Emphasis"><text:span text:style-name="T59">Serialização oculta</text:span></text:span></text:p>
          </table:table-cell>
          <table:table-cell table:style-name="Tabela4.A1" office:value-type="string">
            <text:p text:style-name="P21"><text:span text:style-name="T59">Threads ficam esperando → </text:span><text:span text:style-name="Strong_20_Emphasis"><text:span text:style-name="T59">paralelismo ineficiente</text:span></text:span><text:span text:style-name="T59">.</text:span></text:p>
          </table:table-cell>
        </table:table-row>
      </table:table>
      <text:h text:style-name="P10" text:outline-level="3"><text:span text:style-name="Strong_20_Emphasis"><text:span text:style-name="T13">Boas Práticas para Evitar False Sharing</text:span></text:span></text:h>
      <text:list xml:id="list154143341" text:style-name="L33">
        <text:list-item>
          <text:p text:style-name="P84"><text:span text:style-name="Strong_20_Emphasis"><text:span text:style-name="T15">Alinhamento de dados</text:span></text:span><text:span text:style-name="T15"> (usar </text:span><text:span text:style-name="Source_20_Text"><text:span text:style-name="T16">alignas(64)</text:span></text:span><text:span text:style-name="T15"> em C++ ou padding).</text:span></text:p>
        </text:list-item>
        <text:list-item>
          <text:p text:style-name="P84"><text:span text:style-name="Strong_20_Emphasis"><text:span text:style-name="T15">Privatização de variáveis</text:span></text:span><text:span text:style-name="T15"> (cada thread tem sua própria cópia).</text:span></text:p>
        </text:list-item>
        <text:list-item>
          <text:p text:style-name="P84"><text:span text:style-name="Strong_20_Emphasis"><text:span text:style-name="T15">Estruturar dados para acesso local</text:span></text:span><text:span text:style-name="T15"> (ex: arrays separados por thread).</text:span></text:p>
        </text:list-item>
      </text:list>
      <text:p text:style-name="P13"/>
      <text:p text:style-name="Text_20_body"><text:span text:style-name="Strong_20_Emphasis"><text:span text:style-name="T58">Conclusão</text:span></text:span><text:span text:style-name="T58">: O false sharing é um </text:span><text:span text:style-name="Strong_20_Emphasis"><text:span text:style-name="T58">inimigo silencioso</text:span></text:span><text:span text:style-name="T58"> da computação paralela. Entender e mitigar seu impacto é crucial para </text:span><text:span text:style-name="Strong_20_Emphasis"><text:span text:style-name="T58">aplicações de alto desempenho</text:span></text:span><text:span text:style-name="T58">.</text:span></text:p>
      <text:p text:style-name="P52"><text:soft-page-break/>Tarefa 8 : semelhante a 6</text:p>
      <text:h text:style-name="P8" text:outline-level="2">Análise de Desempenho e Comportamento</text:h>
      <text:h text:style-name="P12" text:outline-level="3">1. Tempo de Execução</text:h>
      <text:p text:style-name="P28">Os resultados típicos mostram:</text:p>
      <text:list xml:id="list2401486816" text:style-name="L34">
        <text:list-item>
          <text:p text:style-name="P85"><text:span text:style-name="Strong_20_Emphasis"><text:span text:style-name="T22">rand() com critical</text:span></text:span><text:span text:style-name="T22">: </text:span><text:span text:style-name="T17">Mais lento devido à contenção na seção crítica e uso de rand() não thread-safe</text:span></text:p>
        </text:list-item>
        <text:list-item>
          <text:p text:style-name="P85"><text:span text:style-name="Strong_20_Emphasis"><text:span text:style-name="T22">rand() com array</text:span></text:span><text:span text:style-name="T22">:</text:span><text:span text:style-name="T17"> Mais rápido que a versão com critical, mas ainda com problemas de rand() não thread-safe</text:span></text:p>
        </text:list-item>
        <text:list-item>
          <text:p text:style-name="P85"><text:span text:style-name="Strong_20_Emphasis"><text:span text:style-name="T22">rand_r() com critical</text:span></text:span><text:span text:style-name="T22">: </text:span><text:span text:style-name="T17">Melhor que rand() com critical, mas ainda com overhead da seção crítica</text:span></text:p>
        </text:list-item>
        <text:list-item>
          <text:p text:style-name="P85"><text:span text:style-name="Strong_20_Emphasis"><text:span text:style-name="T22">rand_r() com array</text:span></text:span><text:span text:style-name="T22">: </text:span><text:span text:style-name="T17">Geralmente a mais rápida, combinando rand_r() thread-safe com acesso sem contenção</text:span></text:p>
        </text:list-item>
      </text:list>
      <text:h text:style-name="P12" text:outline-level="3">2. Coerência de Cache e Falso Compartilhamento</text:h>
      <text:p text:style-name="P75"><text:span text:style-name="Strong_20_Emphasis"><text:span text:style-name="T17">Versões com critical</text:span></text:span><text:span text:style-name="T17">:</text:span></text:p>
      <text:list xml:id="list4037962891" text:style-name="L35">
        <text:list-item>
          <text:p text:style-name="P30">Baixo risco de falso compartilhamento</text:p>
        </text:list-item>
        <text:list-item>
          <text:p text:style-name="P30">Overhead principal vem da serialização na seção crítica</text:p>
        </text:list-item>
        <text:list-item>
          <text:p text:style-name="P30">Cada thread trabalha com variáveis locais e só acessa a variável compartilhada no final</text:p>
        </text:list-item>
      </text:list>
      <text:p text:style-name="P75"><text:span text:style-name="Strong_20_Emphasis"><text:span text:style-name="T17">Versões com array</text:span></text:span><text:span text:style-name="T17">:</text:span></text:p>
      <text:list xml:id="list1522523544" text:style-name="L36">
        <text:list-item>
          <text:p text:style-name="P31">Potencial para falso compartilhamento se elementos do array estiverem na mesma linha de cache</text:p>
        </text:list-item>
        <text:list-item>
          <text:p text:style-name="P31">O acesso ao array é distribuído (cada thread acessa posição diferente)</text:p>
        </text:list-item>
        <text:list-item>
          <text:p text:style-name="P31">Se o array for alinhado corretamente (como no código), o falso compartilhamento é minimizado</text:p>
        </text:list-item>
      </text:list>
      <text:p text:style-name="P75"><text:span text:style-name="Strong_20_Emphasis"><text:span text:style-name="T17">rand() vs rand_r()</text:span></text:span><text:span text:style-name="T17">:</text:span></text:p>
      <text:list xml:id="list3990351363" text:style-name="L37">
        <text:list-item>
          <text:p text:style-name="P32">rand() usa estado global compartilhado → alto risco de condição de corrida e invalidações de cache</text:p>
        </text:list-item>
        <text:list-item>
          <text:p text:style-name="P32">rand_r() usa estado local por thread → sem contenção, melhor desempenho em paralelo</text:p>
        </text:list-item>
      </text:list>
      <text:h text:style-name="P12" text:outline-level="3">3. Recomendações</text:h>
      <text:list xml:id="list1606067214" text:style-name="L38">
        <text:list-item>
          <text:p text:style-name="P86"><text:span text:style-name="Strong_20_Emphasis"><text:span text:style-name="T17">Evite rand() em código paralelo</text:span></text:span><text:span text:style-name="T17"> - sempre use rand_r() ou geradores thread-safe</text:span></text:p>
        </text:list-item>
        <text:list-item>
          <text:p text:style-name="P86"><text:span text:style-name="Strong_20_Emphasis"><text:span text:style-name="T17">Minimize seções críticas</text:span></text:span><text:span text:style-name="T17"> - prefira acumulação em arrays locais quando possível</text:span></text:p>
        </text:list-item>
        <text:list-item>
          <text:p text:style-name="P86"><text:span text:style-name="Strong_20_Emphasis"><text:span text:style-name="T17">Alinhe estruturas de dados</text:span></text:span><text:span text:style-name="T17"> - para evitar falso compartilhamento em implementações com array</text:span></text:p>
        </text:list-item>
        <text:list-item>
          <text:p text:style-name="P86"><text:span text:style-name="Strong_20_Emphasis"><text:span text:style-name="T17">Meça sempre o desempenho</text:span></text:span><text:span text:style-name="T17"> - o comportamento pode variar por arquitetura e número de threads</text:span></text:p>
        </text:list-item>
      </text:list>
      <text:p text:style-name="P46">Esta análise mostra claramente os trade-offs entre diferentes abordagens de paralelização e a importância de considerar os efeitos da hierarquia de memória no desempenho.</text:p>
      <text:p text:style-name="P51"/>
      <text:p text:style-name="P5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UIAL" svg:font-family="aRUIAL"/>
    <style:font-face style:name="aRial" svg:font-family="aRial" style:font-family-generic="swiss"/>
    <style:font-face style:name="aRial\" svg:font-family="aRial\" style:font-family-generic="swiss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29T18:55:30.467760323</dc:date>
    <meta:editing-duration>PT4H7M52S</meta:editing-duration>
    <meta:editing-cycles>24</meta:editing-cycles>
    <meta:document-statistic meta:table-count="4" meta:image-count="0" meta:object-count="0" meta:page-count="8" meta:paragraph-count="198" meta:word-count="1472" meta:character-count="9355" meta:non-whitespace-character-count="8113"/>
  </office:meta>
</office:document-meta>
</file>